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GyreCursor" svg:font-family="TeXGyreCursor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021" officeooo:paragraph-rsid="000e2021"/>
    </style:style>
    <style:style style:name="P2" style:family="paragraph" style:parent-style-name="Standard">
      <style:text-properties officeooo:rsid="000f7ad0" officeooo:paragraph-rsid="000e2021"/>
    </style:style>
    <style:style style:name="P3" style:family="paragraph" style:parent-style-name="Standard">
      <style:text-properties officeooo:rsid="000f7ad0" officeooo:paragraph-rsid="000f7ad0"/>
    </style:style>
    <style:style style:name="P4" style:family="paragraph" style:parent-style-name="Koodi">
      <style:text-properties officeooo:paragraph-rsid="000e2021"/>
    </style:style>
    <style:style style:name="P5" style:family="paragraph" style:parent-style-name="Koodi">
      <style:text-properties officeooo:rsid="000f7ad0" officeooo:paragraph-rsid="000f7ad0"/>
    </style:style>
    <style:style style:name="P6" style:family="paragraph" style:parent-style-name="Koodi">
      <style:text-properties officeooo:paragraph-rsid="000f7ad0"/>
    </style:style>
    <style:style style:name="T1" style:family="text">
      <style:text-properties officeooo:rsid="000e2021"/>
    </style:style>
    <style:style style:name="T2" style:family="text">
      <style:text-properties officeooo:rsid="000f7ad0"/>
    </style:style>
    <style:style style:name="T3" style:family="text">
      <style:text-properties officeooo:rsid="001157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atekaappi-sovellus / Tsoha 2016 / Juha-Pekka Moilanen</text:p>
      <text:h text:style-name="Heading_20_1" text:outline-level="1">Käynnistysohje</text:h>
      <text:p text:style-name="P1">Sovellus löytyy osoitteesta: <text:a xlink:type="simple" xlink:href="http://juhapekm.users.cs.helsinki.fi/vaatekaappi/">http://juhapekm.users.cs.helsinki.fi/vaatekaappi/</text:a></text:p>
      <text:p text:style-name="P1"/>
      <text:p text:style-name="P1">Kirjaudu sisään oikean yläkulman ”Login”-painikkeesta.</text:p>
      <text:p text:style-name="P1"/>
      <text:p text:style-name="Koodi">Username: Maija</text:p>
      <text:p text:style-name="Koodi">Password: 12345678</text:p>
      <text:p text:style-name="Koodi"/>
      <text:p text:style-name="P6">Username: <text:span text:style-name="T3">admin</text:span></text:p>
      <text:p text:style-name="P6">Password: 1234</text:p>
      <text:p text:style-name="P6"/>
      <text:p text:style-name="P5">Lisää käyttäjiä /tietokantayhteys.</text:p>
      <text:p text:style-name="P1"/>
      <text:p text:style-name="P1">Pääset tarkastelemaan järjestelmään tallennettuja vaatteita linkistä:</text:p>
      <text:p text:style-name="P4">All items.</text:p>
      <text:p text:style-name="P4"/>
      <text:p text:style-name="Standard">Voit kokeilla uuden vaatteen lisäämistä <text:span text:style-name="T1">painikkeella:</text:span></text:p>
      <text:p text:style-name="Koodi">New item.</text:p>
      <text:p text:style-name="P1"/>
      <text:p text:style-name="P1">Tarkastele vaatteen esittelysivu klikkaamalla:</text:p>
      <text:p text:style-name="Koodi">id-linkkiä.</text:p>
      <text:p text:style-name="P1"/>
      <text:p text:style-name="P1">Esittelysivun painikkeiden pitäisi toimia niin kuin nimet vihjaavat.</text:p>
      <text:p text:style-name="P1"/>
      <text:p text:style-name="P1">Pääset muokkaama<text:span text:style-name="T2">an yksittäistä vaatetta myös listaussivun</text:span></text:p>
      <text:p text:style-name="Koodi">Edit -painikkeella.</text:p>
      <text:p text:style-name="P2"/>
      <text:p text:style-name="Koodi">Add-painike</text:p>
      <text:p text:style-name="P3">ei vielä toimi. Siitä pitäisi pystyä lisäämään vaatteen omaan vaatekaappiin.</text:p>
      <text:p text:style-name="P3"/>
      <text:p text:style-name="P3">Kirjautuneen käyttäjän vaatekaappia pääsee tarkastelemaan yläreunan</text:p>
      <text:p text:style-name="Koodi">Your wardrobe -linkistä.</text:p>
      <text:p text:style-name="Koodi"/>
      <text:p text:style-name="P3">Vaatekaappi-näkymän painikkeet ”Lisää vaate” ja ”Muokkaa” ovat vielä samat kuin yleisessä ”All items” -näkymässä. Vaatekaappiin ei siis voi vielä lisätä vaatteita sovelluksen kautta. </text:p>
      <text:p text:style-name="P3"/>
      <text:p text:style-name="P3">Yläreunan asuihin liittyvät ”Your Outfits” ja ”All Outfits” painikkeet ohjaavat keskeneräisille sivuill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eXGyreCursor" svg:font-family="TeXGyreCursor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Koodi" style:family="paragraph" style:parent-style-name="Standard" style:class="text">
      <style:text-properties style:font-name="TeXGyreCursor" fo:font-family="TeXGyreCursor" style:font-style-name="Regular" style:font-pitch="fixed" officeooo:rsid="000e2021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0:36:45.009616118</meta:creation-date>
    <dc:date>2016-03-06T21:38:01.408995511</dc:date>
    <meta:editing-duration>PT7M1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19" meta:character-count="1106" meta:non-whitespace-character-count="1106"/>
  </office:meta>
</office:document-meta>
</file>